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f39d" officeooo:paragraph-rsid="0020f3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llo aus C#!<text:line-break/>Dies ist ein automatisch erstelltes Dokument.</text:p>
      <text:p text:style-name="Standard"/>
      <text:p text:style-name="P1"><text:bookmark-start text:name="Anrede"/>Anrede<text:bookmark-end text:name="Anrede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06:51:41.631399300</meta:creation-date>
    <dc:date>2025-08-29T08:42:34.016070300</dc:date>
    <meta:editing-duration>PT2M4S</meta:editing-duration>
    <meta:editing-cycles>2</meta:editing-cycles>
    <meta:generator>LibreOffice/25.8.0.4$Windows_X86_64 LibreOffice_project/48f00303701489684e67c38c28aff00cd5929e67</meta:generator>
    <meta:document-statistic meta:table-count="0" meta:image-count="0" meta:object-count="0" meta:page-count="1" meta:paragraph-count="2" meta:word-count="10" meta:character-count="65" meta:non-whitespace-character-count="57"/>
  </office:meta>
</office:document-meta>
</file>